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"/>
    <style:style style:name="ce3" style:family="table-cell" style:parent-style-name="Default">
      <style:table-cell-properties fo:background-color="#66ffff"/>
    </style:style>
    <style:style style:name="ce4" style:family="table-cell" style:parent-style-name="Default" style:data-style-name="N122">
      <style:table-cell-properties fo:background-color="#66ff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 style:data-style-name="N122">
      <style:table-cell-properties fo:background-color="#ff33ff"/>
    </style:style>
    <style:style style:name="ce7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6"/>
        <table:table-column table:style-name="co1" table:number-columns-repeated="2" table:default-cell-style-name="ce7"/>
        <table:table-row table:style-name="ro1">
          <table:table-cell office:value-type="string" calcext:value-type="string">
            <text:p>Downstream position fitting SX3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Detector</text:p>
          </table:table-cell>
          <table:table-cell table:style-name="Default" office:value-type="string" calcext:value-type="string">
            <text:p>Strip</text:p>
          </table:table-cell>
          <table:table-cell table:style-name="ce3" office:value-type="string" calcext:value-type="string">
            <text:p>LEFT Mean</text:p>
          </table:table-cell>
          <table:table-cell table:style-name="ce3" office:value-type="string" calcext:value-type="string">
            <text:p>LEFT Sigma</text:p>
          </table:table-cell>
          <table:table-cell table:style-name="ce5" office:value-type="string" calcext:value-type="string">
            <text:p>RIGHT mean</text:p>
          </table:table-cell>
          <table:table-cell table:style-name="ce5" office:value-type="string" calcext:value-type="string">
            <text:p>RIGHT sigma</text:p>
          </table:table-cell>
          <table:table-cell office:value-type="string" calcext:value-type="string">
            <text:p>LERP</text:p>
          </table:table-cell>
          <table:table-cell office:value-type="string" calcext:value-type="string">
            <text:p>RERP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0.538236" calcext:value-type="float">
            <text:p>-0.5382</text:p>
          </table:table-cell>
          <table:table-cell office:value-type="float" office:value="0.0254073" calcext:value-type="float">
            <text:p>0.0254</text:p>
          </table:table-cell>
          <table:table-cell office:value-type="float" office:value="0.563144" calcext:value-type="float">
            <text:p>0.5631</text:p>
          </table:table-cell>
          <table:table-cell office:value-type="float" office:value="0.024467" calcext:value-type="float">
            <text:p>0.0245</text:p>
          </table:table-cell>
          <table:table-cell table:formula="of:=[.D3]-0.7133*[.E3]" office:value-type="float" office:value="-0.55635902709" calcext:value-type="float">
            <text:p>-0.5563590271</text:p>
          </table:table-cell>
          <table:table-cell table:formula="of:=(0.7133*[.G3])+[.F3]" office:value-type="float" office:value="0.5805963111" calcext:value-type="float">
            <text:p>0.58059631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0.596893" calcext:value-type="float">
            <text:p>-0.5969</text:p>
          </table:table-cell>
          <table:table-cell office:value-type="float" office:value="0.0135671" calcext:value-type="float">
            <text:p>0.0136</text:p>
          </table:table-cell>
          <table:table-cell office:value-type="float" office:value="0.548495" calcext:value-type="float">
            <text:p>0.5485</text:p>
          </table:table-cell>
          <table:table-cell office:value-type="float" office:value="0.0340621" calcext:value-type="float">
            <text:p>0.0341</text:p>
          </table:table-cell>
          <table:table-cell table:formula="of:=[.D4]-0.7133*[.E4]" office:value-type="float" office:value="-0.60657041243" calcext:value-type="float">
            <text:p>-0.6065704124</text:p>
          </table:table-cell>
          <table:table-cell table:formula="of:=(0.7133*[.G4])+[.F4]" office:value-type="float" office:value="0.57279149593" calcext:value-type="float">
            <text:p>0.572791495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0.997872" calcext:value-type="float">
            <text:p>-0.9979</text:p>
          </table:table-cell>
          <table:table-cell office:value-type="float" office:value="0.0540434" calcext:value-type="float">
            <text:p>0.0540</text:p>
          </table:table-cell>
          <table:table-cell office:value-type="float" office:value="0.943115" calcext:value-type="float">
            <text:p>0.9431</text:p>
          </table:table-cell>
          <table:table-cell office:value-type="float" office:value="0.0458894" calcext:value-type="float">
            <text:p>0.0459</text:p>
          </table:table-cell>
          <table:table-cell table:formula="of:=[.D5]-0.7133*[.E5]" office:value-type="float" office:value="-1.03642115722" calcext:value-type="float">
            <text:p>-1.0364211572</text:p>
          </table:table-cell>
          <table:table-cell table:formula="of:=(0.7133*[.G5])+[.F5]" office:value-type="float" office:value="0.97584790902" calcext:value-type="float">
            <text:p>0.97584790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0.556905" calcext:value-type="float">
            <text:p>-0.5569</text:p>
          </table:table-cell>
          <table:table-cell office:value-type="float" office:value="0.0190252" calcext:value-type="float">
            <text:p>0.0190</text:p>
          </table:table-cell>
          <table:table-cell office:value-type="float" office:value="0.544721" calcext:value-type="float">
            <text:p>0.5447</text:p>
          </table:table-cell>
          <table:table-cell office:value-type="float" office:value="0.0319204" calcext:value-type="float">
            <text:p>0.0319</text:p>
          </table:table-cell>
          <table:table-cell table:formula="of:=[.D6]-0.7133*[.E6]" office:value-type="float" office:value="-0.57047567516" calcext:value-type="float">
            <text:p>-0.5704756752</text:p>
          </table:table-cell>
          <table:table-cell table:formula="of:=(0.7133*[.G6])+[.F6]" office:value-type="float" office:value="0.56748982132" calcext:value-type="float">
            <text:p>0.567489821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613361" calcext:value-type="float">
            <text:p>-0.6134</text:p>
          </table:table-cell>
          <table:table-cell office:value-type="float" office:value="0.0188615" calcext:value-type="float">
            <text:p>0.0189</text:p>
          </table:table-cell>
          <table:table-cell office:value-type="float" office:value="0.572" calcext:value-type="float">
            <text:p>0.5720</text:p>
          </table:table-cell>
          <table:table-cell office:value-type="float" office:value="0.016982" calcext:value-type="float">
            <text:p>0.0170</text:p>
          </table:table-cell>
          <table:table-cell table:formula="of:=[.D7]-0.7133*[.E7]" office:value-type="float" office:value="-0.62681490795" calcext:value-type="float">
            <text:p>-0.626814908</text:p>
          </table:table-cell>
          <table:table-cell table:formula="of:=(0.7133*[.G7])+[.F7]" office:value-type="float" office:value="0.5841132606" calcext:value-type="float">
            <text:p>0.5841132606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0.587143" calcext:value-type="float">
            <text:p>-0.5871</text:p>
          </table:table-cell>
          <table:table-cell office:value-type="float" office:value="0.0172783" calcext:value-type="float">
            <text:p>0.0173</text:p>
          </table:table-cell>
          <table:table-cell office:value-type="float" office:value="0.599285" calcext:value-type="float">
            <text:p>0.5993</text:p>
          </table:table-cell>
          <table:table-cell office:value-type="float" office:value="0.0199772" calcext:value-type="float">
            <text:p>0.0200</text:p>
          </table:table-cell>
          <table:table-cell table:formula="of:=[.D8]-0.7133*[.E8]" office:value-type="float" office:value="-0.59946761139" calcext:value-type="float">
            <text:p>-0.5994676114</text:p>
          </table:table-cell>
          <table:table-cell table:formula="of:=(0.7133*[.G8])+[.F8]" office:value-type="float" office:value="0.61353473676" calcext:value-type="float">
            <text:p>0.61353473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0.662341" calcext:value-type="float">
            <text:p>-0.6623</text:p>
          </table:table-cell>
          <table:table-cell office:value-type="float" office:value="0.0182148" calcext:value-type="float">
            <text:p>0.0182</text:p>
          </table:table-cell>
          <table:table-cell office:value-type="float" office:value="0.545626" calcext:value-type="float">
            <text:p>0.5456</text:p>
          </table:table-cell>
          <table:table-cell office:value-type="float" office:value="0.0438548" calcext:value-type="float">
            <text:p>0.0439</text:p>
          </table:table-cell>
          <table:table-cell table:formula="of:=[.D9]-0.7133*[.E9]" office:value-type="float" office:value="-0.67533361684" calcext:value-type="float">
            <text:p>-0.6753336168</text:p>
          </table:table-cell>
          <table:table-cell table:formula="of:=(0.7133*[.G9])+[.F9]" office:value-type="float" office:value="0.57690762884" calcext:value-type="float">
            <text:p>0.57690762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0.570643" calcext:value-type="float">
            <text:p>-0.5706</text:p>
          </table:table-cell>
          <table:table-cell office:value-type="float" office:value="0.0254641" calcext:value-type="float">
            <text:p>0.0255</text:p>
          </table:table-cell>
          <table:table-cell office:value-type="float" office:value="0.591422" calcext:value-type="float">
            <text:p>0.5914</text:p>
          </table:table-cell>
          <table:table-cell office:value-type="float" office:value="0.0203287" calcext:value-type="float">
            <text:p>0.0203</text:p>
          </table:table-cell>
          <table:table-cell table:formula="of:=[.D10]-0.7133*[.E10]" office:value-type="float" office:value="-0.58880654253" calcext:value-type="float">
            <text:p>-0.5888065425</text:p>
          </table:table-cell>
          <table:table-cell table:formula="of:=(0.7133*[.G10])+[.F10]" office:value-type="float" office:value="0.60592246171" calcext:value-type="float">
            <text:p>0.60592246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593071" calcext:value-type="float">
            <text:p>-0.5931</text:p>
          </table:table-cell>
          <table:table-cell office:value-type="float" office:value="0.0133415" calcext:value-type="float">
            <text:p>0.0133</text:p>
          </table:table-cell>
          <table:table-cell office:value-type="float" office:value="0.540927" calcext:value-type="float">
            <text:p>0.5409</text:p>
          </table:table-cell>
          <table:table-cell office:value-type="float" office:value="0.0233415" calcext:value-type="float">
            <text:p>0.0233</text:p>
          </table:table-cell>
          <table:table-cell table:formula="of:=[.D11]-0.7133*[.E11]" office:value-type="float" office:value="-0.60258749195" calcext:value-type="float">
            <text:p>-0.602587492</text:p>
          </table:table-cell>
          <table:table-cell table:formula="of:=(0.7133*[.G11])+[.F11]" office:value-type="float" office:value="0.55757649195" calcext:value-type="float">
            <text:p>0.55757649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D12]-0.7133*[.E12]" office:value-type="float" office:value="0" calcext:value-type="float">
            <text:p>0</text:p>
          </table:table-cell>
          <table:table-cell table:formula="of:=(0.7133*[.G12])+[.F12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formula="of:=[.D13]-0.7133*[.E13]" office:value-type="float" office:value="0" calcext:value-type="float">
            <text:p>0</text:p>
          </table:table-cell>
          <table:table-cell table:formula="of:=(0.7133*[.G13])+[.F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14]-0.7133*[.E14]" office:value-type="float" office:value="0" calcext:value-type="float">
            <text:p>0</text:p>
          </table:table-cell>
          <table:table-cell table:formula="of:=(0.7133*[.G14])+[.F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D15]-0.7133*[.E15]" office:value-type="float" office:value="0" calcext:value-type="float">
            <text:p>0</text:p>
          </table:table-cell>
          <table:table-cell table:formula="of:=(0.7133*[.G15])+[.F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D16]-0.7133*[.E16]" office:value-type="float" office:value="0" calcext:value-type="float">
            <text:p>0</text:p>
          </table:table-cell>
          <table:table-cell table:formula="of:=(0.7133*[.G16])+[.F1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D17]-0.7133*[.E17]" office:value-type="float" office:value="0" calcext:value-type="float">
            <text:p>0</text:p>
          </table:table-cell>
          <table:table-cell table:formula="of:=(0.7133*[.G17])+[.F17]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formula="of:=[.D18]-0.7133*[.E18]" office:value-type="float" office:value="0" calcext:value-type="float">
            <text:p>0</text:p>
          </table:table-cell>
          <table:table-cell table:formula="of:=(0.7133*[.G18])+[.F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D19]-0.7133*[.E19]" office:value-type="float" office:value="0" calcext:value-type="float">
            <text:p>0</text:p>
          </table:table-cell>
          <table:table-cell table:formula="of:=(0.7133*[.G19])+[.F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D20]-0.7133*[.E20]" office:value-type="float" office:value="0" calcext:value-type="float">
            <text:p>0</text:p>
          </table:table-cell>
          <table:table-cell table:formula="of:=(0.7133*[.G20])+[.F2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D21]-0.7133*[.E21]" office:value-type="float" office:value="0" calcext:value-type="float">
            <text:p>0</text:p>
          </table:table-cell>
          <table:table-cell table:formula="of:=(0.7133*[.G21])+[.F2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22]-0.7133*[.E22]" office:value-type="float" office:value="0" calcext:value-type="float">
            <text:p>0</text:p>
          </table:table-cell>
          <table:table-cell table:formula="of:=(0.7133*[.G22])+[.F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D23]-0.7133*[.E23]" office:value-type="float" office:value="0" calcext:value-type="float">
            <text:p>0</text:p>
          </table:table-cell>
          <table:table-cell table:formula="of:=(0.7133*[.G23])+[.F2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D24]-0.7133*[.E24]" office:value-type="float" office:value="0" calcext:value-type="float">
            <text:p>0</text:p>
          </table:table-cell>
          <table:table-cell table:formula="of:=(0.7133*[.G24])+[.F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D25]-0.7133*[.E25]" office:value-type="float" office:value="0" calcext:value-type="float">
            <text:p>0</text:p>
          </table:table-cell>
          <table:table-cell table:formula="of:=(0.7133*[.G25])+[.F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26]-0.7133*[.E26]" office:value-type="float" office:value="0" calcext:value-type="float">
            <text:p>0</text:p>
          </table:table-cell>
          <table:table-cell table:formula="of:=(0.7133*[.G26])+[.F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D27]-0.7133*[.E27]" office:value-type="float" office:value="0" calcext:value-type="float">
            <text:p>0</text:p>
          </table:table-cell>
          <table:table-cell table:formula="of:=(0.7133*[.G27])+[.F2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D28]-0.7133*[.E28]" office:value-type="float" office:value="0" calcext:value-type="float">
            <text:p>0</text:p>
          </table:table-cell>
          <table:table-cell table:formula="of:=(0.7133*[.G28])+[.F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D29]-0.7133*[.E29]" office:value-type="float" office:value="0" calcext:value-type="float">
            <text:p>0</text:p>
          </table:table-cell>
          <table:table-cell table:formula="of:=(0.7133*[.G29])+[.F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30]-0.7133*[.E30]" office:value-type="float" office:value="0" calcext:value-type="float">
            <text:p>0</text:p>
          </table:table-cell>
          <table:table-cell table:formula="of:=(0.7133*[.G30])+[.F3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D31]-0.7133*[.E31]" office:value-type="float" office:value="0" calcext:value-type="float">
            <text:p>0</text:p>
          </table:table-cell>
          <table:table-cell table:formula="of:=(0.7133*[.G31])+[.F3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D32]-0.7133*[.E32]" office:value-type="float" office:value="0" calcext:value-type="float">
            <text:p>0</text:p>
          </table:table-cell>
          <table:table-cell table:formula="of:=(0.7133*[.G32])+[.F3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D33]-0.7133*[.E33]" office:value-type="float" office:value="0" calcext:value-type="float">
            <text:p>0</text:p>
          </table:table-cell>
          <table:table-cell table:formula="of:=(0.7133*[.G33])+[.F3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34]-0.7133*[.E34]" office:value-type="float" office:value="0" calcext:value-type="float">
            <text:p>0</text:p>
          </table:table-cell>
          <table:table-cell table:formula="of:=(0.7133*[.G34])+[.F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D35]-0.7133*[.E35]" office:value-type="float" office:value="0" calcext:value-type="float">
            <text:p>0</text:p>
          </table:table-cell>
          <table:table-cell table:formula="of:=(0.7133*[.G35])+[.F3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D36]-0.7133*[.E36]" office:value-type="float" office:value="0" calcext:value-type="float">
            <text:p>0</text:p>
          </table:table-cell>
          <table:table-cell table:formula="of:=(0.7133*[.G36])+[.F3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D37]-0.7133*[.E37]" office:value-type="float" office:value="0" calcext:value-type="float">
            <text:p>0</text:p>
          </table:table-cell>
          <table:table-cell table:formula="of:=(0.7133*[.G37])+[.F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38]-0.7133*[.E38]" office:value-type="float" office:value="0" calcext:value-type="float">
            <text:p>0</text:p>
          </table:table-cell>
          <table:table-cell table:formula="of:=(0.7133*[.G38])+[.F3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D39]-0.7133*[.E39]" office:value-type="float" office:value="0" calcext:value-type="float">
            <text:p>0</text:p>
          </table:table-cell>
          <table:table-cell table:formula="of:=(0.7133*[.G39])+[.F3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D40]-0.7133*[.E40]" office:value-type="float" office:value="0" calcext:value-type="float">
            <text:p>0</text:p>
          </table:table-cell>
          <table:table-cell table:formula="of:=(0.7133*[.G40])+[.F4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D41]-0.7133*[.E41]" office:value-type="float" office:value="0" calcext:value-type="float">
            <text:p>0</text:p>
          </table:table-cell>
          <table:table-cell table:formula="of:=(0.7133*[.G41])+[.F4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42]-0.7133*[.E42]" office:value-type="float" office:value="0" calcext:value-type="float">
            <text:p>0</text:p>
          </table:table-cell>
          <table:table-cell table:formula="of:=(0.7133*[.G42])+[.F4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D43]-0.7133*[.E43]" office:value-type="float" office:value="0" calcext:value-type="float">
            <text:p>0</text:p>
          </table:table-cell>
          <table:table-cell table:formula="of:=(0.7133*[.G43])+[.F4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D44]-0.7133*[.E44]" office:value-type="float" office:value="0" calcext:value-type="float">
            <text:p>0</text:p>
          </table:table-cell>
          <table:table-cell table:formula="of:=(0.7133*[.G44])+[.F4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D45]-0.7133*[.E45]" office:value-type="float" office:value="0" calcext:value-type="float">
            <text:p>0</text:p>
          </table:table-cell>
          <table:table-cell table:formula="of:=(0.7133*[.G45])+[.F4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46]-0.7133*[.E46]" office:value-type="float" office:value="0" calcext:value-type="float">
            <text:p>0</text:p>
          </table:table-cell>
          <table:table-cell table:formula="of:=(0.7133*[.G46])+[.F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D47]-0.7133*[.E47]" office:value-type="float" office:value="0" calcext:value-type="float">
            <text:p>0</text:p>
          </table:table-cell>
          <table:table-cell table:formula="of:=(0.7133*[.G47])+[.F4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D48]-0.7133*[.E48]" office:value-type="float" office:value="0" calcext:value-type="float">
            <text:p>0</text:p>
          </table:table-cell>
          <table:table-cell table:formula="of:=(0.7133*[.G48])+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[.D49]-0.7133*[.E49]" office:value-type="float" office:value="0" calcext:value-type="float">
            <text:p>0</text:p>
          </table:table-cell>
          <table:table-cell table:formula="of:=(0.7133*[.G49])+[.F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50]-0.7133*[.E50]" office:value-type="float" office:value="0" calcext:value-type="float">
            <text:p>0</text:p>
          </table:table-cell>
          <table:table-cell table:formula="of:=(0.7133*[.G50])+[.F5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1:47:14.620297939</meta:creation-date>
    <dc:date>2018-05-15T07:04:38.331737778</dc:date>
    <meta:editing-duration>PT18H46M49S</meta:editing-duration>
    <meta:editing-cycles>3</meta:editing-cycles>
    <meta:generator>LibreOffice/5.1.6.2$Linux_X86_64 LibreOffice_project/10m0$Build-2</meta:generator>
    <meta:document-statistic meta:table-count="1" meta:cell-count="237" meta:object-count="0"/>
  </office:meta>
</office:document-meta>
</file>